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8.197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4.792cm"/>
    </style:style>
    <style:style style:name="co13" style:family="table-column">
      <style:table-column-properties fo:break-before="auto" style:column-width="6.181cm"/>
    </style:style>
    <style:style style:name="co14" style:family="table-column">
      <style:table-column-properties fo:break-before="auto" style:column-width="6.507cm"/>
    </style:style>
    <style:style style:name="co15" style:family="table-column">
      <style:table-column-properties fo:break-before="auto" style:column-width="6.454cm"/>
    </style:style>
    <style:style style:name="co16" style:family="table-column">
      <style:table-column-properties fo:break-before="auto" style:column-width="4.12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cenario_20_1">
      <style:table-properties table:display="true" style:writing-mode="lr-tb"/>
    </style:style>
    <style:style style:name="ta2" style:family="table" style:master-page-name="PageStyle_5f_Scenario_20_2">
      <style:table-properties table:display="true" style:writing-mode="lr-tb"/>
    </style:style>
    <style:style style:name="ta3" style:family="table" style:master-page-name="PageStyle_5f_Scenario_20_3">
      <style:table-properties table:display="true" style:writing-mode="lr-tb"/>
    </style:style>
    <style:style style:name="ta4" style:family="table" style:master-page-name="PageStyle_5f_Scenario_20_4">
      <style:table-properties table:display="true" style:writing-mode="lr-tb"/>
    </style:style>
    <style:style style:name="ta5" style:family="table" style:master-page-name="PageStyle_5f_Scenario_20_5">
      <style:table-properties table:display="true" style:writing-mode="lr-tb"/>
    </style:style>
    <style:style style:name="ta6" style:family="table" style:master-page-name="PageStyle_5f_Summary_20_by_20_Robo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 style:data-style-name="N2">
      <style:table-cell-properties fo:border="0.74pt solid #000000" style:rotation-align="none"/>
    </style:style>
    <style:style style:name="ce3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enario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16378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Initial Position</text:p>
          </table:table-cell>
          <table:table-cell table:style-name="ce4" office:value-type="string" calcext:value-type="string">
            <text:p>Connected To</text:p>
          </table:table-cell>
          <table:table-cell table:style-name="ce4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08" calcext:value-type="float">
            <text:p>1,0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99" calcext:value-type="float">
            <text:p>1,99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2.3" calcext:value-type="float">
            <text:p>2,30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44" calcext:value-type="float">
            <text:p>1,44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89" calcext:value-type="float">
            <text:p>0,89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79" calcext:value-type="float">
            <text:p>0,79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97" calcext:value-type="float">
            <text:p>0,97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8" calcext:value-type="float">
            <text:p>0,80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26" calcext:value-type="float">
            <text:p>1,26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1.57" calcext:value-type="float">
            <text:p>1,57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79" calcext:value-type="float">
            <text:p>0,79</text:p>
          </table:table-cell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cenario 2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3"/>
        <table:table-column table:style-name="co7" table:number-columns-repeated="16378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Initial Position</text:p>
          </table:table-cell>
          <table:table-cell table:style-name="ce4" office:value-type="string" calcext:value-type="string">
            <text:p>Connected To</text:p>
          </table:table-cell>
          <table:table-cell table:style-name="ce4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48" calcext:value-type="float">
            <text:p>1,4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2.18" calcext:value-type="float">
            <text:p>2,1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9" calcext:value-type="float">
            <text:p>0,89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99" calcext:value-type="float">
            <text:p>0,99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8" calcext:value-type="float">
            <text:p>1,80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79" calcext:value-type="float">
            <text:p>0,79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07" calcext:value-type="float">
            <text:p>1,07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86" calcext:value-type="float">
            <text:p>0,86</text:p>
          </table:table-cell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cenario 3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ce3"/>
        <table:table-column table:style-name="co7" table:number-columns-repeated="16378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Initial Position</text:p>
          </table:table-cell>
          <table:table-cell table:style-name="ce4" office:value-type="string" calcext:value-type="string">
            <text:p>Connected To</text:p>
          </table:table-cell>
          <table:table-cell table:style-name="ce4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12" calcext:value-type="float">
            <text:p>1,1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02" calcext:value-type="float">
            <text:p>1,0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1.32" calcext:value-type="float">
            <text:p>1,3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1.72" calcext:value-type="float">
            <text:p>1,7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64" calcext:value-type="float">
            <text:p>0,6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1.84" calcext:value-type="float">
            <text:p>1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74" calcext:value-type="float">
            <text:p>0,7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73" calcext:value-type="float">
            <text:p>0,73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1.13" calcext:value-type="float">
            <text:p>1,13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1.53" calcext:value-type="float">
            <text:p>1,53</text:p>
          </table:table-cell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cenario 4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3"/>
        <table:table-column table:style-name="co7" table:number-columns-repeated="16378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Initial Position</text:p>
          </table:table-cell>
          <table:table-cell table:style-name="ce4" office:value-type="string" calcext:value-type="string">
            <text:p>Connected To</text:p>
          </table:table-cell>
          <table:table-cell table:style-name="ce4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12" calcext:value-type="float">
            <text:p>1,1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0.86" calcext:value-type="float">
            <text:p>0,86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76" calcext:value-type="float">
            <text:p>0,76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96" calcext:value-type="float">
            <text:p>0,96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43" calcext:value-type="float">
            <text:p>1,43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99" calcext:value-type="float">
            <text:p>1,99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" calcext:value-type="float">
            <text:p>0,80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8" calcext:value-type="float">
            <text:p>0,80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1.92" calcext:value-type="float">
            <text:p>1,9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94" calcext:value-type="float">
            <text:p>0,94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1.94" calcext:value-type="float">
            <text:p>1,94</text:p>
          </table:table-cell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cenario 5" table:style-name="ta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ce3"/>
        <table:table-column table:style-name="co7" table:number-columns-repeated="16378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Initial Position</text:p>
          </table:table-cell>
          <table:table-cell table:style-name="ce4" office:value-type="string" calcext:value-type="string">
            <text:p>Connected To</text:p>
          </table:table-cell>
          <table:table-cell table:style-name="ce4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79" calcext:value-type="float">
            <text:p>0,79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9" calcext:value-type="float">
            <text:p>0,90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7" calcext:value-type="float">
            <text:p>0,70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7" calcext:value-type="float">
            <text:p>0,87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66" calcext:value-type="float">
            <text:p>0,66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1.36" calcext:value-type="float">
            <text:p>1,36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1.18" calcext:value-type="float">
            <text:p>1,1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1.08" calcext:value-type="float">
            <text:p>1,0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0.87" calcext:value-type="float">
            <text:p>0,87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0.69" calcext:value-type="float">
            <text:p>0,69</text:p>
          </table:table-cell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mmary by Robot" table:style-name="ta6">
        <office:forms form:automatic-focus="false" form:apply-design-mode="false"/>
        <table:table-column table:style-name="co16" table:default-cell-style-name="ce2"/>
        <table:table-column table:style-name="co3" table:default-cell-style-name="ce2"/>
        <table:table-column table:style-name="co1" table:number-columns-repeated="2" table:default-cell-style-name="ce3"/>
        <table:table-column table:style-name="co7" table:number-columns-repeated="16377" table:default-cell-style-name="Default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an (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1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1'.F2]+[$'Scenario 1'.F5]+[$'Scenario 1'.F8]+[$'Scenario 1'.F11]+[$'Scenario 1'.F14])/5" office:value-type="float" office:value="0.86" calcext:value-type="float">
            <text:p>0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1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1'.F3]+[$'Scenario 1'.F6]+[$'Scenario 1'.F9]+[$'Scenario 1'.F12]+[$'Scenario 1'.F15])/5" office:value-type="float" office:value="1.284" calcext:value-type="float">
            <text:p>1,2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1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1'.F4]+[$'Scenario 1'.F7]+[$'Scenario 1'.F10]+[$'Scenario 1'.F13]+[$'Scenario 1'.F16])/5" office:value-type="float" office:value="1.29" calcext:value-type="float">
            <text:p>1,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2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2'.F2]+[$'Scenario 2'.F5]+[$'Scenario 2'.F8]+[$'Scenario 2'.F11]+[$'Scenario 2'.F14])/5" office:value-type="float" office:value="1.286" calcext:value-type="float">
            <text:p>1,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2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2'.F3]+[$'Scenario 2'.F6]+[$'Scenario 2'.F9]+[$'Scenario 2'.F12]+[$'Scenario 2'.F15])/5" office:value-type="float" office:value="1.096" calcext:value-type="float">
            <text:p>1,1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2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2'.F4]+[$'Scenario 2'.F7]+[$'Scenario 2'.F10]+[$'Scenario 2'.F13]+[$'Scenario 2'.F16])/5" office:value-type="float" office:value="0.906" calcext:value-type="float">
            <text:p>0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3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3'.F2]+[$'Scenario 3'.F5]+[$'Scenario 3'.F8]+[$'Scenario 3'.F11]+[$'Scenario 3'.F14])/5" office:value-type="float" office:value="0.856" calcext:value-type="float">
            <text:p>0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3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3'.F3]+[$'Scenario 3'.F6]+[$'Scenario 3'.F9]+[$'Scenario 3'.F12]+[$'Scenario 3'.F15])/5" office:value-type="float" office:value="1.094" calcext:value-type="float">
            <text:p>1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3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3'.F4]+[$'Scenario 3'.F7]+[$'Scenario 3'.F10]+[$'Scenario 3'.F13]+[$'Scenario 3'.F16])/5" office:value-type="float" office:value="1.23" calcext:value-type="float">
            <text:p>1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4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4'.F2]+[$'Scenario 4'.F5]+[$'Scenario 4'.F8]+[$'Scenario 4'.F11]+[$'Scenario 4'.F14])/5" office:value-type="float" office:value="1.464" calcext:value-type="float">
            <text:p>1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4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4'.F3]+[$'Scenario 4'.F6]+[$'Scenario 4'.F9]+[$'Scenario 4'.F12]+[$'Scenario 4'.F15])/5" office:value-type="float" office:value="0.832" calcext:value-type="float">
            <text:p>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4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4'.F4]+[$'Scenario 4'.F7]+[$'Scenario 4'.F10]+[$'Scenario 4'.F13]+[$'Scenario 4'.F16])/5" office:value-type="float" office:value="1.072" calcext:value-type="float">
            <text:p>1,0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5</text:p>
          </table:table-cell>
          <table:table-cell office:value-type="string" calcext:value-type="string">
            <text:p>Robot_0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5'.F2]+[$'Scenario 5'.F5]+[$'Scenario 5'.F8]+[$'Scenario 5'.F11]+[$'Scenario 5'.F14])/5" office:value-type="float" office:value="0.976" calcext:value-type="float">
            <text:p>0,9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5</text:p>
          </table:table-cell>
          <table:table-cell office:value-type="string" calcext:value-type="string">
            <text:p>Robot_1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5'.F3]+[$'Scenario 5'.F6]+[$'Scenario 5'.F9]+[$'Scenario 5'.F12]+[$'Scenario 5'.F15])/5" office:value-type="float" office:value="0.91" calcext:value-type="float">
            <text:p>0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ario 5</text:p>
          </table:table-cell>
          <table:table-cell office:value-type="string" calcext:value-type="string">
            <text:p>Robot_2</text:p>
          </table:table-cell>
          <table:table-cell table:style-name="ce6" office:value-type="float" office:value="5" calcext:value-type="float">
            <text:p>5,00</text:p>
          </table:table-cell>
          <table:table-cell table:style-name="ce6" table:formula="of:=([$'Scenario 5'.F4]+[$'Scenario 5'.F7]+[$'Scenario 5'.F10]+[$'Scenario 5'.F13]+[$'Scenario 5'.F16])/5" office:value-type="float" office:value="0.72" calcext:value-type="float">
            <text:p>0,72</text:p>
          </table:table-cell>
          <table:table-cell table:number-columns-repeated="16377"/>
        </table:table-row>
        <table:table-row table:style-name="ro2" table:number-rows-repeated="1048559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  <table:database-ranges>
        <table:database-range table:name="Table1" table:target-range-address="'Summary by Robot'.A1:'Summary by Robot'.D16" table:display-filter-buttons="true"/>
        <table:database-range table:name="Table3" table:target-range-address="'Scenario 1'.A1:'Scenario 1'.F16" table:display-filter-buttons="true"/>
        <table:database-range table:name="Table4" table:target-range-address="'Scenario 2'.A1:'Scenario 2'.F16" table:display-filter-buttons="true"/>
        <table:database-range table:name="Table5" table:target-range-address="'Scenario 3'.A1:'Scenario 3'.F16" table:display-filter-buttons="true"/>
        <table:database-range table:name="Table6" table:target-range-address="'Scenario 4'.A1:'Scenario 4'.F16" table:display-filter-buttons="true"/>
        <table:database-range table:name="Table7" table:target-range-address="'Scenario 5'.A1:'Scenario 5'.F1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2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6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6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7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ummary_20_by_20_Robot" style:display-name="PageStyle_Summary by Robo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5" style:display-name="PageStyle_Scenario 5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2" style:display-name="PageStyle_Scenario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1" style:display-name="PageStyle_Scenario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4" style:display-name="PageStyle_Scenario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3" style:display-name="PageStyle_Scenario 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6:29:49</meta:creation-date>
    <dc:date>2025-09-01T17:03:39.316739708</dc:date>
    <meta:generator>LibreOffice/7.4.7.2$Linux_X86_64 LibreOffice_project/40$Build-2</meta:generator>
    <meta:editing-duration>PT3H17M58S</meta:editing-duration>
    <meta:editing-cycles>2</meta:editing-cycles>
    <meta:document-statistic meta:table-count="6" meta:cell-count="544" meta:object-count="0"/>
    <meta:user-defined meta:name="AppVersion">12.0000</meta:user-defined>
  </office:meta>
</office:document-meta>
</file>